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Heading_20_2">
      <style:text-properties fo:language="en" fo:country="US"/>
    </style:style>
    <style:style style:name="P3" style:family="paragraph" style:parent-style-name="Heading_20_4">
      <style:text-properties fo:language="en" fo:country="US"/>
    </style:style>
    <style:style style:name="P4" style:family="paragraph" style:parent-style-name="Text_20_body" style:list-style-name="L1">
      <style:text-properties fo:language="en" fo:country="US"/>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What is this?</text:h>
      <text:p text:style-name="P1">The Professional Analysis Wizard allows you to analyze a collection of Microsoft Office Word, Excel, and PowerPoint documents automatically for potential issues when you migrate to OpenOffice.org. The results of the analyzes are saved to an Excel spreadsheet. These results will help you to calculate the effort for a migration to OpenOffice.org.</text:p>
      <text:h text:style-name="P3" text:outline-level="4">Requirements to run the wizard</text:h>
      <text:p text:style-name="P1">You will need Microsoft Windows (Windows 98 or better ) and an installed Microsoft Office (Office 2000 or better ) to carry out the analysis.</text:p>
      <text:p text:style-name="P1"><text:span text:style-name="T1">Note</text:span> – Before you use the Professional Analysis Wizard, you need to adjust the macro security level in Microsoft Office.</text:p>
      <text:h text:style-name="Heading_20_4" text:outline-level="4">Why use Microsoft Office and Visual Basic?</text:h>
      <text:p text:style-name="Text_20_body">Anybody who wants to migrate from Microsoft Office to OpenOffice.org should already have an Microsoft Office installation ( why should he migrate otherwise :-) ). And it is easier to detect problematic document parts inside Microsoft Office than with OpenOffice.org because Microsoft Office macros have full access to the whole document structure.</text:p>
      <text:h text:style-name="P2" text:outline-level="2">How does it work?</text:h>
      <text:p text:style-name="P1">The Professional Analysis Wizard consists of two key elements, a Wizard UI for collecting various settings and driver documents which contain macros that actually carry out the analysis and are invoked from the Wizard.</text:p>
      <text:h text:style-name="Heading_20_2" text:outline-level="2">How to build?</text:h>
      <text:p text:style-name="Text_20_body">First, this is a windows only tool, for all other platforms, building this project will do nothing.</text:p>
      <text:p text:style-name="Text_20_body">You need Visual Basic 6 and an installed Microsoft Office to make changes to the Wizard UI or to the driver documents. Without those requirements you can still build the package ( to add support for other languages etc. ), but you can't modify the Wizard or the driver documents, the build process will use the pre-build binaries and documents instead.</text:p>
      <text:p text:style-name="Text_20_body">You have to set the environment variable 'VB6_LOCATION' to the folder containing the VisualBasic executable.</text:p>
      <text:h text:style-name="Heading_20_2" text:outline-level="2">How to add new issues detection?</text:h>
      <text:p text:style-name="Text_20_body">First, you need some code inside the releated driver document to detect the new issue. Each driver document has a module 'MigrationAnalyser' containing a subroutine named 'Analyze_SKELLETON'. You can use that subroutine as a template for your own code. The easiest way to find out how to detect an issue is to start the macro recoding, add then the object / formatting, etc to your sample document and stop the macro recoding. It should be quite easy to write your own subroutine using the template and the recorded macro.</text:p>
      <text:p text:style-name="Text_20_body">BEWARE: The driver documents will be generated from the source files located in ..\migrationanlysis\src\driver_docs\source. So when you modify the driver documents please remember to export the modified modules.</text:p>
      <text:p text:style-name="Text_20_body">Next you have to adopt the results spreadsheet ( migrationanalysis\src\resources\results_paw.xlt ). Find the appropriate application / issue category and add another line ( by copying an existing line ). <text:soft-page-break/>You now have to adopt all used named ranges in that line to the names you used in the analyze subroutine in the driver document.</text:p>
      <text:h text:style-name="Heading_20_4" text:outline-level="4">Summary:</text:h>
      <text:p text:style-name="Text_20_body">In migrationanalysis\src\driver_docs\sources you find the sources for the driver documents which will analyze the documents for the various issues.</text:p>
      <text:p text:style-name="Text_20_body">In migrationanalysis\src\resources you find the result spreadsheet used as template to present the found issues.</text:p>
      <text:p text:style-name="Text_20_body">In migrationanalysis\src\wizard you find the application which collects all Microsoft documents and controls the analysis.</text:p>
      <text:p text:style-name="Text_20_body">In migrationanalysis\src\msokill you find a helper application, which tries to shut down an unresponsive Microsoft Office.</text:p>
      <text:h text:style-name="P2" text:outline-level="2">What's next?</text:h>
      <text:p text:style-name="P1">Below is an unsorted list of things, which could be changed / enhanced in the future:</text:p>
      <text:list xml:id="list28427870" text:style-name="L1">
        <text:list-item>
          <text:p text:style-name="P4">Don't use a Excel spreadsheet as result of an analysis. A database would be much more flexible.</text:p>
        </text:list-item>
        <text:list-item>
          <text:p text:style-name="P4">Use a list of passwords for password protected documents, secure storage for those password; add a gui to enter passwords.</text:p>
        </text:list-item>
        <text:list-item>
          <text:p text:style-name="P4">Multipath for document searching.</text:p>
        </text:list-item>
        <text:list-item>
          <text:p text:style-name="P4">Use VB.Net for wizard? Or any other language</text:p>
        </text:list-item>
      </text:list>
      <text:h text:style-name="P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irk Völzke</meta:initial-creator>
    <meta:creation-date>2009-02-20T13:39:05.65</meta:creation-date>
    <dc:date>2009-04-06T11:09:46</dc:date>
    <dc:creator>Dirk Völzke</dc:creator>
    <meta:editing-duration>PT06H27M58S</meta:editing-duration>
    <meta:editing-cycles>8</meta:editing-cycles>
    <meta:generator>OpenOffice.org/3.1$Solaris_Sparc OpenOffice.org_project/310m9$Build-9396</meta:generator>
    <meta:document-statistic meta:table-count="0" meta:image-count="0" meta:object-count="0" meta:page-count="2" meta:paragraph-count="28" meta:word-count="612" meta:character-count="3849"/>
    <meta:user-defined meta:name="Info 1"/>
    <meta:user-defined meta:name="Info 2"/>
    <meta:user-defined meta:name="Info 3"/>
    <meta:user-defined meta:name="Info 4"/>
  </office:meta>
</office:document-meta>
</file>